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7.5cm" style:rel-column-width="32767*"/>
    </style:style>
    <style:style style:name="Tabla1.1" style:family="table-row">
      <style:table-row-properties fo:background-color="#008080">
        <style:background-image/>
      </style:table-row-properties>
    </style:style>
    <style:style style:name="Tab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start" style:justify-single-word="false"/>
      <style:text-properties officeooo:rsid="0033df5b" officeooo:paragraph-rsid="0033df5b"/>
    </style:style>
    <style:style style:name="P3" style:family="paragraph" style:parent-style-name="Standard">
      <style:paragraph-properties fo:text-align="start" style:justify-single-word="false"/>
      <style:text-properties officeooo:rsid="0034e70d" officeooo:paragraph-rsid="0034e70d"/>
    </style:style>
    <style:style style:name="P4" style:family="paragraph" style:parent-style-name="Standard">
      <style:paragraph-properties fo:text-align="center" style:justify-single-word="false"/>
      <style:text-properties officeooo:rsid="0034e70d" officeooo:paragraph-rsid="0034e70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34e70d" officeooo:paragraph-rsid="0034e70d"/>
    </style:style>
    <style:style style:name="P7" style:family="paragraph" style:parent-style-name="Table_20_Contents">
      <style:paragraph-properties fo:text-align="center" style:justify-single-word="false"/>
      <style:text-properties fo:color="#fffff0" loext:opacity="100%" fo:font-weight="bold" officeooo:rsid="0034e70d" officeooo:paragraph-rsid="0034e70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35e84e" officeooo:paragraph-rsid="0035e84e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  <style:text-properties fo:font-style="italic" officeooo:rsid="0033df5b" officeooo:paragraph-rsid="0033df5b" style:font-style-asian="italic" style:font-style-complex="italic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323ece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rea ED0</text:span><text:span text:style-name="T2">5</text:span></text:p>
      <text:p text:style-name="P2">El primer paso es localizar los sustantivos en la descripcion del problema. Los subrrayamos a continuación.</text:p>
      <text:p text:style-name="P2"/>
      <text:p text:style-name="P10">Los <text:span text:style-name="T3">usuarios</text:span> del <text:span text:style-name="T3">sistema</text:span> navegan por la <text:span text:style-name="T3">web</text:span> para ver los <text:span text:style-name="T3">artículos</text:span>, <text:span text:style-name="T3">zapatos</text:span>, <text:span text:style-name="T3">bolsos</text:span> y <text:span text:style-name="T3">complementos</text:span> que se venden en la <text:span text:style-name="T3">tienda</text:span>. De los artículos nos interesa su <text:span text:style-name="T4">nombre</text:span>, <text:span text:style-name="T4">descripción</text:span>, <text:span text:style-name="T4">material</text:span>, <text:span text:style-name="T4">color</text:span>, <text:span text:style-name="T4">precio</text:span> y <text:span text:style-name="T4">stock</text:span>. De los zapatos nos interesa su <text:span text:style-name="T3">número y el tipo</text:span>. De los bolsos nos interesa su tipo (<text:span text:style-name="T3">bandolera, mochila, fiesta</text:span>). De los complementos (<text:span text:style-name="T3">cinturones y guantes</text:span>) su <text:span text:style-name="T3">talla</text:span>.</text:p>
      <text:p text:style-name="P9"/>
      <text:p text:style-name="P9">Los artículos se organizan por <text:span text:style-name="T3">campañas</text:span> para cada <text:span text:style-name="T3">temporada</text:span> (<text:span text:style-name="T3">primavera</text:span>/<text:span text:style-name="T3">verano</text:span> y <text:span text:style-name="T3">otoño</text:span>/<text:span text:style-name="T3">invierno</text:span>) de cada <text:span text:style-name="T3">año</text:span>.</text:p>
      <text:p text:style-name="P9"/>
      <text:p text:style-name="P9">Los artículos son de fabricación propia, pero, opcionalmente, pueden venderse artículos de otras <text:span text:style-name="T3">firmas</text:span>. De las firmas nos interesa saber su <text:span text:style-name="T3">nombre</text:span>, <text:span text:style-name="T3">CIF</text:span> y <text:span text:style-name="T3">domicilio fiscal</text:span>. La venta de artículos de firma se realiza a través de proveedores, de forma que un <text:span text:style-name="T3">proveedor</text:span> puede llevar varios artículos de diferentes firmas, y una firma puede ser suministrada por más de un proveedor. Los artículos pertenecen a una firma solamente. De los proveedores debemos conocer su <text:span text:style-name="T3">nombre, CIF, y domicilio fiscal</text:span>.</text:p>
      <text:p text:style-name="P9"/>
      <text:p text:style-name="P9">Los <text:span text:style-name="T3">usuarios</text:span> pueden registrarse en el sitio web para hacerse <text:span text:style-name="T3">socios</text:span>. Cuando un usuario se hace socio debe proporcionar los siguiente datos: <text:span text:style-name="T3">nombre completo, correo electrónico y dirección</text:span>.</text:p>
      <text:p text:style-name="P9"/>
      <text:p text:style-name="P9">Los socios pueden hacer pedidos de los artículos. Un <text:span text:style-name="T3">pedido</text:span> está formado por un conjunto de <text:span text:style-name="T3">detalles</text:span> de pedido que son <text:span text:style-name="T3">parejas</text:span> formadas por artículo y la <text:span text:style-name="T3">cantidad</text:span>. De los pedidos interesa saber la <text:span text:style-name="T3">fecha</text:span> en la que se realizó y cuanto debe pagar el socio en <text:span text:style-name="T3">total</text:span>. El <text:span text:style-name="T3">pago</text:span> se hace a través <text:span text:style-name="T3">tarjeta bancaria</text:span>, cuando se va a pagar una <text:span text:style-name="T3">entidad bancaria</text:span> comprueba la validez de la tarjeta. De la <text:span text:style-name="T3">tarjeta</text:span> interesa conocer el <text:span text:style-name="T3">número</text:span>.</text:p>
      <text:p text:style-name="P9"/>
      <text:p text:style-name="P9">Las campañas son gestionadas por el <text:span text:style-name="T3">administrativo</text:span> de la tienda que se encargará de dar de baja la campaña anterior y dar de alta la nueva siempre que no haya ningún pedido pendiente de cumplimentar.</text:p>
      <text:p text:style-name="P9"/>
      <text:p text:style-name="P9">Existe un <text:span text:style-name="T3">empleado de almacén</text:span> que revisa los pedidos a diario y los cumplimenta. Esto consiste en recopilar los artículos que aparecen en el pedido y empaquetarlos. Cuando el <text:span text:style-name="T3">paquete</text:span> está listo se pasa al <text:span text:style-name="T3">almacén</text:span> a la espera de ser repartido. Del reparto se encarga una <text:span text:style-name="T3">empresa de transportes</text:span> que tiene varias <text:span text:style-name="T3">rutas</text:span> preestablecidas. Según el <text:span text:style-name="T3">destino</text:span> del paquete (la dirección del socio) se asigna a una u otra ruta. De la empresa de transportes se debe conocer su <text:soft-page-break/><text:span text:style-name="T3">nombre, CIF y domicilio fiscal</text:span>. Las rutas tienen un <text:span text:style-name="T3">área de influencia</text:span> que determina los destinos, y unos <text:span text:style-name="T3">días de reparto asignados</text:span>. Se debe conocer la <text:span text:style-name="T3">fecha</text:span> en la que se reparte el pedido. Si se produce alguna <text:span text:style-name="T3">incidencia</text:span> durante el reparto de algún pedido se almacena la fecha en la que se ha producido y una <text:span text:style-name="T3">descripción</text:span>.</text:p>
      <text:p text:style-name="P9"> </text:p>
      <text:p text:style-name="P9">Los socios pueden visualizar sus pedidos y cancelarlos siempre y cuando no hayan sido cumplimentados por el empleado de almacén. Así mismo puede modificar sus datos personales.</text:p>
      <text:p text:style-name="P9">Acrónimo: Código de Identificación Fiscal</text:p>
      <text:p text:style-name="P3">A continuación creamos la tabla de elección de sustantivos como objetos o clases del sistema según los criterios aplicables.</text:p>
      <text:p text:style-name="P3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7">Clase/Objeto potencial</text:p>
          </table:table-cell>
          <table:table-cell table:style-name="Tabla1.B1" office:value-type="string">
            <text:p text:style-name="P7">Criterios aplicables</text:p>
          </table:table-cell>
        </table:table-row>
        <table:table-row table:style-name="TableLine94832227251456">
          <table:table-cell table:style-name="Tabla1.A24" office:value-type="string">
            <text:p text:style-name="P6">Usuario</text:p>
          </table:table-cell>
          <table:table-cell table:style-name="Tabla1.B24" office:value-type="string">
            <text:p text:style-name="P8">1,2,3,4</text:p>
          </table:table-cell>
        </table:table-row>
        <table:table-row table:style-name="TableLine94832227251456">
          <table:table-cell table:style-name="Tabla1.A24" office:value-type="string">
            <text:p text:style-name="P6">Sistema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Web</text:p>
          </table:table-cell>
          <table:table-cell table:style-name="Tabla1.B24" office:value-type="string">
            <text:p text:style-name="P8">Rechazado</text:p>
          </table:table-cell>
        </table:table-row>
        <table:table-row table:style-name="TableLine94832227251456">
          <table:table-cell table:style-name="Tabla1.A24" office:value-type="string">
            <text:p text:style-name="P6">Articulos</text:p>
          </table:table-cell>
          <table:table-cell table:style-name="Tabla1.B24" office:value-type="string">
            <text:p text:style-name="P8">1,2,3</text:p>
          </table:table-cell>
        </table:table-row>
        <table:table-row table:style-name="TableLine94832227251456">
          <table:table-cell table:style-name="Tabla1.A24" office:value-type="string">
            <text:p text:style-name="P6">Zapatos</text:p>
          </table:table-cell>
          <table:table-cell table:style-name="Tabla1.B24" office:value-type="string">
            <text:p text:style-name="P8">1,2,3</text:p>
          </table:table-cell>
        </table:table-row>
        <table:table-row table:style-name="TableLine94832227251456">
          <table:table-cell table:style-name="Tabla1.A24" office:value-type="string">
            <text:p text:style-name="P6">Bolsos</text:p>
          </table:table-cell>
          <table:table-cell table:style-name="Tabla1.B24" office:value-type="string">
            <text:p text:style-name="P8">1,2,3</text:p>
          </table:table-cell>
        </table:table-row>
        <table:table-row table:style-name="TableLine94832227251456">
          <table:table-cell table:style-name="Tabla1.A24" office:value-type="string">
            <text:p text:style-name="P6">Complementos</text:p>
          </table:table-cell>
          <table:table-cell table:style-name="Tabla1.B24" office:value-type="string">
            <text:p text:style-name="P8">1,2,3</text:p>
          </table:table-cell>
        </table:table-row>
        <table:table-row table:style-name="TableLine94832227251456">
          <table:table-cell table:style-name="Tabla1.A24" office:value-type="string">
            <text:p text:style-name="P6">Campaña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Firmas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Proveedor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Socio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Pedido 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Pago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Tarjeta bancaria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Entidad bancaria</text:p>
          </table:table-cell>
          <table:table-cell table:style-name="Tabla1.B24" office:value-type="string">
            <text:p text:style-name="P5"/>
          </table:table-cell>
        </table:table-row>
        <text:soft-page-break/>
        <table:table-row table:style-name="TableLine94832227251456">
          <table:table-cell table:style-name="Tabla1.A24" office:value-type="string">
            <text:p text:style-name="P6">Administrativo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Empleado almacen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Paquete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Almacén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6">Empresa de transportes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8">Ruta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8">Destino</text:p>
          </table:table-cell>
          <table:table-cell table:style-name="Tabla1.B24" office:value-type="string">
            <text:p text:style-name="P5"/>
          </table:table-cell>
        </table:table-row>
        <table:table-row table:style-name="TableLine94832227251456">
          <table:table-cell table:style-name="Tabla1.A24" office:value-type="string">
            <text:p text:style-name="P8">Incidencia</text:p>
          </table:table-cell>
          <table:table-cell table:style-name="Tabla1.B24" office:value-type="string">
            <text:p text:style-name="P5"/>
          </table:table-cell>
        </table:table-row>
      </table:table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18</meta:editing-cycles>
    <meta:creation-date>2020-11-03T08:02:00</meta:creation-date>
    <dc:date>2021-03-09T17:45:29.528860147</dc:date>
    <meta:editing-duration>PT3H40M33S</meta:editing-duration>
    <meta:generator>LibreOffice/7.0.4.2$Linux_X86_64 LibreOffice_project/00$Build-2</meta:generator>
    <meta:document-statistic meta:table-count="1" meta:image-count="0" meta:object-count="0" meta:page-count="3" meta:paragraph-count="44" meta:word-count="542" meta:character-count="3327" meta:non-whitespace-character-count="28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